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Filter.getOp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Filter.getOp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Filter.accep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Filter.OrFilter( Filter op1 , Filter o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